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8791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7"/>
    <style:style style:name="ce7" style:family="table-cell" style:parent-style-name="Default" style:data-style-name="N125"/>
    <style:style style:name="ce4" style:family="table-cell" style:parent-style-name="Default" style:data-style-name="N125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512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4731" calcext:value-type="float">
            <text:p>24,731</text:p>
          </table:table-cell>
          <table:table-cell table:style-name="ce6" table:formula="of:=[.H71]/[.G71]*200" office:value-type="float" office:value="1.64873278375574" calcext:value-type="float">
            <text:p>1.64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table:formula="of:=EXP(LN([.H71])/[.J71])" office:value-type="float" office:value="1.8946153980459" calcext:value-type="float">
            <text:p>1.8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 table:number-rows-repeated="104850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11-18T06:56:27.019778702</dc:date>
    <meta:editing-duration>PT12H24M49S</meta:editing-duration>
    <meta:editing-cycles>56</meta:editing-cycles>
    <meta:generator>LibreOffice/7.3.7.2$Linux_X86_64 LibreOffice_project/30$Build-2</meta:generator>
    <meta:document-statistic meta:table-count="1" meta:cell-count="1189" meta:object-count="0"/>
  </office:meta>
</office:document-meta>
</file>